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countInactiveException.AccountInactive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InactiveException.AccountInactive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InactiveException.AccountInactiv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